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0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2/05/17/error-common-17-165-too-many-positional-options-when-parsing-solucion/" text:style-name="Internet_20_link" text:visited-style-name="Visited_20_Internet_20_Link"><text:span text:style-name="T3">https://soceame.wordpress.com/2022/05/17/error-common-17-165-too-many-positional-options-when-parsing-solucion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2T16:53:36.548139718">22/02/2025</text:date></text:p>
      <text:p text:style-name="P10"/>
      <text:p text:style-name="P11">Si alguna vez te encuentras con este error se debe a que el lugar en el que está guardado el proyecto o lo quieres guardar tiene un carácter no válido como por ejemplo un espacio.</text:p>
      <text:p text:style-name="Text_20_body"><text:span text:style-name="Strong_20_Emphasis">Solución:</text:span></text:p>
      <text:p text:style-name="Text_20_body">Guárdalo en una carpeta con un nombre correcto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dca51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/>
    </style:style>
    <style:style style:name="MT3" style:family="text">
      <style:text-properties fo:font-size="10pt" officeooo:rsid="0015e9bf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char" draw:z-index="0" draw:name="PowerPlusWaterMarkObject" draw:style-name="Mgr1" draw:text-style-name="MP3" svg:width="16.999cm" svg:height="1.317cm" draw:transform="rotate (0.785398163397448) translate (2.02494444444444cm 17.2138611111111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<text:tab/></text:span><text:a xlink:type="simple" xlink:href="https://soceame.wordpress.com/2022/05/17/error-common-17-165-too-many-positional-options-when-parsing-solucion/" text:style-name="Internet_20_link" text:visited-style-name="Visited_20_Internet_20_Link"><text:span text:style-name="MT3">https://soceame.wordpress.com/2022/05/17/error-common-17-165-too-many-positional-options-when-parsing-solucion/</text:span></text:a><text:span text:style-name="MT2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9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4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5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6:52:23.252697490</meta:creation-date>
    <meta:editing-duration>PT1M14S</meta:editing-duration>
    <meta:editing-cycles>2</meta:editing-cycles>
    <meta:generator>LibreOffice/24.8.4.2$Linux_X86_64 LibreOffice_project/480$Build-2</meta:generator>
    <dc:date>2025-02-22T16:53:36.366342365</dc:date>
    <meta:document-statistic meta:table-count="0" meta:image-count="0" meta:object-count="0" meta:page-count="2" meta:paragraph-count="11" meta:word-count="65" meta:character-count="628" meta:non-whitespace-character-count="569"/>
    <meta:template xlink:type="simple" xlink:actuate="onRequest" xlink:title="template" xlink:href="../../../../../../Plantillas/template.ott" meta:date="2025-02-22T16:52:21.972891523"/>
  </office:meta>
</office:document-meta>
</file>